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999999" draw:fill="solid" draw:fill-color="#ffffd7" draw:opacity="10%" draw:textarea-vertical-align="middle"/>
    </style:style>
    <style:style style:name="gr3" style:family="graphic" style:parent-style-name="objectwithoutfill">
      <style:graphic-properties svg:stroke-color="#dddddd" draw:fill="none" draw:textarea-vertical-align="middle"/>
    </style:style>
    <style:style style:name="gr4" style:family="graphic" style:parent-style-name="objectwithoutfill">
      <style:graphic-properties svg:stroke-color="#3faf46" draw:fill="solid" draw:fill-color="#069a2e" draw:textarea-vertical-align="middle"/>
    </style:style>
    <style:style style:name="gr5" style:family="graphic" style:parent-style-name="objectwithoutfill">
      <style:graphic-properties svg:stroke-color="#3faf46" draw:fill="solid" draw:fill-color="#afd095" draw:textarea-vertical-align="middle"/>
    </style:style>
    <style:style style:name="gr6" style:family="graphic" style:parent-style-name="objectwithoutfill">
      <style:graphic-properties svg:stroke-color="#999999" draw:fill="solid" draw:fill-color="#ffd8ce" draw:opacity="10%" draw:textarea-vertical-align="middle"/>
    </style:style>
    <style:style style:name="gr7" style:family="graphic" style:parent-style-name="objectwithoutfill">
      <style:graphic-properties draw:fill="solid" draw:fill-color="#ffffd7" draw:opacity="50%" draw:textarea-vertical-align="middle"/>
    </style:style>
    <style:style style:name="gr8" style:family="graphic" style:parent-style-name="objectwithoutfill">
      <style:graphic-properties svg:stroke-color="#b47804" draw:fill="none" draw:textarea-vertical-align="middle"/>
    </style:style>
    <style:style style:name="gr9" style:family="graphic" style:parent-style-name="objectwithoutfill">
      <style:graphic-properties svg:stroke-width="0.028cm" svg:stroke-color="#b4780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bf0041" draw:fill-color="#cccccc" draw:textarea-vertical-align="middl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07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069cm"/>
    </style:style>
    <style:style style:name="gr1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color="#999999" draw:fill-color="#ffde5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ffffff" draw:fill-color="#069a2e" draw:textarea-horizontal-align="justify" draw:textarea-vertical-align="middle" draw:auto-grow-height="false" fo:min-height="0cm" fo:min-width="0.77cm"/>
    </style:style>
    <style:style style:name="gr16" style:family="graphic" style:parent-style-name="objectwithoutfill">
      <style:graphic-properties svg:stroke-width="0.053cm" svg:stroke-color="#ffd428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solid" svg:stroke-width="0.028cm" svg:stroke-color="#3a1a0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color="#ffffff" draw:fill-color="#afd095" draw:textarea-horizontal-align="justify" draw:textarea-vertical-align="middle" draw:auto-grow-height="false" fo:min-height="0cm" fo:min-width="0.77cm"/>
    </style:style>
    <style:style style:name="gr19" style:family="graphic" style:parent-style-name="objectwithoutfill">
      <style:graphic-properties svg:stroke-width="0.053cm" svg:stroke-color="#ffde5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28cm" svg:stroke-color="#3a1a0f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b2b2b2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draw:stroke="solid" svg:stroke-width="0.028cm" svg:stroke-color="#afd09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3.208cm"/>
    </style:style>
    <style:style style:name="gr24" style:family="graphic" style:parent-style-name="objectwithoutfill">
      <style:graphic-properties svg:stroke-width="0.018cm" svg:stroke-color="#8d281e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draw:fill-color="#069a2e" draw:textarea-vertical-align="middle"/>
    </style:style>
    <style:style style:name="gr26" style:family="graphic" style:parent-style-name="objectwithoutfill">
      <style:graphic-properties svg:stroke-color="#ffffff" draw:fill="none" draw:textarea-vertical-align="middle"/>
    </style:style>
    <style:style style:name="gr27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396cm"/>
    </style:style>
    <style:style style:name="gr28" style:family="graphic" style:parent-style-name="objectwithoutfill">
      <style:graphic-properties svg:stroke-width="0.028cm" svg:stroke-color="#5eb91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28cm" svg:stroke-color="#e8a20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0" style:family="graphic" style:parent-style-name="objectwithoutfill">
      <style:graphic-properties svg:stroke-width="0.028cm" svg:stroke-color="#e8a202" draw:marker-start-width="0.326cm" draw:marker-end-width="0.326cm" draw:fill="none" draw:textarea-vertical-align="middle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028cm" svg:stroke-color="#e8a202" draw:marker-start-width="0.326cm" draw:marker-end-width="0.326cm" draw:fill="none" draw:textarea-horizontal-align="center" draw:textarea-vertical-align="middle" fo:padding-top="0.139cm" fo:padding-bottom="0.139cm" fo:padding-left="0.264cm" fo:padding-right="0.264cm"/>
    </style:style>
    <style:style style:name="gr32" style:family="graphic" style:parent-style-name="objectwithoutfill">
      <style:graphic-properties draw:stroke="dash" draw:stroke-dash="Ultrafine_20_Dotted_20__28_var_29_" svg:stroke-width="0.018cm" svg:stroke-color="#ff8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d7" draw:opacity="10%"/>
      <style:paragraph-properties fo:text-align="center"/>
    </style:style>
    <style:style style:name="P3" style:family="paragraph">
      <loext:graphic-properties draw:fill="solid" draw:fill-color="#069a2e"/>
      <style:paragraph-properties fo:text-align="center"/>
    </style:style>
    <style:style style:name="P4" style:family="paragraph">
      <loext:graphic-properties draw:fill="solid" draw:fill-color="#afd095"/>
      <style:paragraph-properties fo:text-align="center"/>
    </style:style>
    <style:style style:name="P5" style:family="paragraph">
      <loext:graphic-properties draw:fill="solid" draw:fill-color="#ffd8ce" draw:opacity="10%"/>
      <style:paragraph-properties fo:text-align="center"/>
    </style:style>
    <style:style style:name="P6" style:family="paragraph">
      <loext:graphic-properties draw:fill="solid" draw:fill-color="#ffffd7" draw:opacity="50%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de59"/>
      <style:paragraph-properties fo:text-align="center"/>
    </style:style>
    <style:style style:name="P10" style:family="paragraph">
      <loext:graphic-properties draw:fill-color="#069a2e"/>
      <style:paragraph-properties fo:text-align="center"/>
    </style:style>
    <style:style style:name="P11" style:family="paragraph">
      <loext:graphic-properties draw:fill-color="#afd095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428cm" svg:y1="6.08cm" svg:x2="7.985cm" svg:y2="6.08cm">
          <text:p/>
        </draw:line>
        <draw:line draw:style-name="gr1" draw:text-style-name="P1" draw:layer="layout" svg:x1="0.428cm" svg:y1="16.24cm" svg:x2="10.525cm" svg:y2="16.24cm">
          <text:p/>
        </draw:line>
        <draw:g>
          <draw:polygon draw:style-name="gr2" draw:text-style-name="P2" draw:layer="layout" svg:width="10.78cm" svg:height="1.232cm" draw:transform="rotate (-1.32575209981489) translate (6.00525492878619cm 5.78110300307501cm)" svg:viewBox="0 0 10781 1233" draw:points="0,1232 10473,1233 10781,1 308,0">
            <text:p/>
          </draw:polygon>
          <draw:line draw:style-name="gr3" draw:text-style-name="P1" draw:layer="layout" svg:x1="4.886cm" svg:y1="6.08cm" svg:x2="7.426cm" svg:y2="16.24cm">
            <text:p/>
          </draw:line>
          <draw:line draw:style-name="gr3" draw:text-style-name="P1" draw:layer="layout" svg:x1="5.013cm" svg:y1="6.08cm" svg:x2="7.553cm" svg:y2="16.24cm">
            <text:p/>
          </draw:line>
          <draw:line draw:style-name="gr3" draw:text-style-name="P1" draw:layer="layout" svg:x1="5.14cm" svg:y1="6.08cm" svg:x2="7.68cm" svg:y2="16.24cm">
            <text:p/>
          </draw:line>
          <draw:line draw:style-name="gr3" draw:text-style-name="P1" draw:layer="layout" svg:x1="5.267cm" svg:y1="6.08cm" svg:x2="7.807cm" svg:y2="16.24cm">
            <text:p/>
          </draw:line>
          <draw:line draw:style-name="gr3" draw:text-style-name="P1" draw:layer="layout" svg:x1="5.394cm" svg:y1="6.08cm" svg:x2="7.934cm" svg:y2="16.24cm">
            <text:p/>
          </draw:line>
          <draw:line draw:style-name="gr3" draw:text-style-name="P1" draw:layer="layout" svg:x1="5.521cm" svg:y1="6.08cm" svg:x2="8.061cm" svg:y2="16.24cm">
            <text:p/>
          </draw:line>
          <draw:line draw:style-name="gr3" draw:text-style-name="P1" draw:layer="layout" svg:x1="5.648cm" svg:y1="6.08cm" svg:x2="8.188cm" svg:y2="16.24cm">
            <text:p/>
          </draw:line>
          <draw:line draw:style-name="gr3" draw:text-style-name="P1" draw:layer="layout" svg:x1="5.775cm" svg:y1="6.08cm" svg:x2="8.315cm" svg:y2="16.24cm">
            <text:p/>
          </draw:line>
          <draw:line draw:style-name="gr3" draw:text-style-name="P1" draw:layer="layout" svg:x1="5.902cm" svg:y1="6.08cm" svg:x2="8.442cm" svg:y2="16.24cm">
            <text:p/>
          </draw:line>
          <draw:line draw:style-name="gr3" draw:text-style-name="P1" draw:layer="layout" svg:x1="6.029cm" svg:y1="6.08cm" svg:x2="8.569cm" svg:y2="16.24cm">
            <text:p/>
          </draw:line>
        </draw:g>
        <draw:g>
          <draw:polygon draw:style-name="gr2" draw:text-style-name="P2" draw:layer="layout" svg:width="10.78cm" svg:height="1.232cm" draw:transform="rotate (-1.32575209981489) translate (7.27525492878619cm 5.78110300307501cm)" svg:viewBox="0 0 10781 1233" draw:points="0,1232 10473,1233 10781,1 308,0">
            <text:p/>
          </draw:polygon>
          <draw:line draw:style-name="gr3" draw:text-style-name="P1" draw:layer="layout" svg:x1="6.156cm" svg:y1="6.08cm" svg:x2="8.696cm" svg:y2="16.24cm">
            <text:p/>
          </draw:line>
          <draw:line draw:style-name="gr3" draw:text-style-name="P1" draw:layer="layout" svg:x1="6.283cm" svg:y1="6.08cm" svg:x2="8.823cm" svg:y2="16.24cm">
            <text:p/>
          </draw:line>
          <draw:line draw:style-name="gr3" draw:text-style-name="P1" draw:layer="layout" svg:x1="6.41cm" svg:y1="6.08cm" svg:x2="8.95cm" svg:y2="16.24cm">
            <text:p/>
          </draw:line>
          <draw:line draw:style-name="gr3" draw:text-style-name="P1" draw:layer="layout" svg:x1="6.537cm" svg:y1="6.08cm" svg:x2="9.077cm" svg:y2="16.24cm">
            <text:p/>
          </draw:line>
          <draw:line draw:style-name="gr3" draw:text-style-name="P1" draw:layer="layout" svg:x1="6.664cm" svg:y1="6.08cm" svg:x2="9.204cm" svg:y2="16.24cm">
            <text:p/>
          </draw:line>
          <draw:line draw:style-name="gr3" draw:text-style-name="P1" draw:layer="layout" svg:x1="6.791cm" svg:y1="6.08cm" svg:x2="9.331cm" svg:y2="16.24cm">
            <text:p/>
          </draw:line>
          <draw:line draw:style-name="gr3" draw:text-style-name="P1" draw:layer="layout" svg:x1="6.918cm" svg:y1="6.08cm" svg:x2="9.458cm" svg:y2="16.24cm">
            <text:p/>
          </draw:line>
          <draw:line draw:style-name="gr3" draw:text-style-name="P1" draw:layer="layout" svg:x1="7.045cm" svg:y1="6.08cm" svg:x2="9.585cm" svg:y2="16.24cm">
            <text:p/>
          </draw:line>
          <draw:line draw:style-name="gr3" draw:text-style-name="P1" draw:layer="layout" svg:x1="7.172cm" svg:y1="6.08cm" svg:x2="9.712cm" svg:y2="16.24cm">
            <text:p/>
          </draw:line>
          <draw:line draw:style-name="gr3" draw:text-style-name="P1" draw:layer="layout" svg:x1="7.299cm" svg:y1="6.08cm" svg:x2="9.839cm" svg:y2="16.24cm">
            <text:p/>
          </draw:line>
        </draw:g>
        <draw:g>
          <draw:polygon draw:style-name="gr2" draw:text-style-name="P2" draw:layer="layout" svg:width="10.78cm" svg:height="1.232cm" draw:transform="rotate (-1.32575209981489) translate (3.46525492878619cm 5.78110300307501cm)" svg:viewBox="0 0 10781 1233" draw:points="0,1232 10473,1233 10781,1 308,0">
            <text:p/>
          </draw:polygon>
          <draw:line draw:style-name="gr3" draw:text-style-name="P1" draw:layer="layout" svg:x1="2.346cm" svg:y1="6.08cm" svg:x2="4.886cm" svg:y2="16.24cm">
            <text:p/>
          </draw:line>
          <draw:line draw:style-name="gr3" draw:text-style-name="P1" draw:layer="layout" svg:x1="2.473cm" svg:y1="6.08cm" svg:x2="5.013cm" svg:y2="16.24cm">
            <text:p/>
          </draw:line>
          <draw:line draw:style-name="gr3" draw:text-style-name="P1" draw:layer="layout" svg:x1="2.6cm" svg:y1="6.08cm" svg:x2="5.14cm" svg:y2="16.24cm">
            <text:p/>
          </draw:line>
          <draw:line draw:style-name="gr3" draw:text-style-name="P1" draw:layer="layout" svg:x1="2.727cm" svg:y1="6.08cm" svg:x2="5.267cm" svg:y2="16.24cm">
            <text:p/>
          </draw:line>
          <draw:line draw:style-name="gr3" draw:text-style-name="P1" draw:layer="layout" svg:x1="2.854cm" svg:y1="6.08cm" svg:x2="5.394cm" svg:y2="16.24cm">
            <text:p/>
          </draw:line>
          <draw:line draw:style-name="gr3" draw:text-style-name="P1" draw:layer="layout" svg:x1="2.981cm" svg:y1="6.08cm" svg:x2="5.521cm" svg:y2="16.24cm">
            <text:p/>
          </draw:line>
          <draw:line draw:style-name="gr3" draw:text-style-name="P1" draw:layer="layout" svg:x1="3.108cm" svg:y1="6.08cm" svg:x2="5.648cm" svg:y2="16.24cm">
            <text:p/>
          </draw:line>
          <draw:line draw:style-name="gr3" draw:text-style-name="P1" draw:layer="layout" svg:x1="3.235cm" svg:y1="6.08cm" svg:x2="5.775cm" svg:y2="16.24cm">
            <text:p/>
          </draw:line>
          <draw:line draw:style-name="gr3" draw:text-style-name="P1" draw:layer="layout" svg:x1="3.362cm" svg:y1="6.08cm" svg:x2="5.902cm" svg:y2="16.24cm">
            <text:p/>
          </draw:line>
          <draw:line draw:style-name="gr3" draw:text-style-name="P1" draw:layer="layout" svg:x1="3.489cm" svg:y1="6.08cm" svg:x2="6.029cm" svg:y2="16.24cm">
            <text:p/>
          </draw:line>
        </draw:g>
        <draw:g>
          <draw:polygon draw:style-name="gr2" draw:text-style-name="P2" draw:layer="layout" svg:width="10.78cm" svg:height="1.232cm" draw:transform="rotate (-1.32575209981489) translate (2.19525492878619cm 5.78110300307501cm)" svg:viewBox="0 0 10781 1233" draw:points="0,1232 10473,1233 10781,1 308,0">
            <text:p/>
          </draw:polygon>
          <draw:line draw:style-name="gr3" draw:text-style-name="P1" draw:layer="layout" svg:x1="1.076cm" svg:y1="6.08cm" svg:x2="3.616cm" svg:y2="16.24cm">
            <text:p/>
          </draw:line>
          <draw:line draw:style-name="gr3" draw:text-style-name="P1" draw:layer="layout" svg:x1="1.203cm" svg:y1="6.08cm" svg:x2="3.743cm" svg:y2="16.24cm">
            <text:p/>
          </draw:line>
          <draw:line draw:style-name="gr3" draw:text-style-name="P1" draw:layer="layout" svg:x1="1.33cm" svg:y1="6.08cm" svg:x2="3.87cm" svg:y2="16.24cm">
            <text:p/>
          </draw:line>
          <draw:line draw:style-name="gr3" draw:text-style-name="P1" draw:layer="layout" svg:x1="1.457cm" svg:y1="6.08cm" svg:x2="3.997cm" svg:y2="16.24cm">
            <text:p/>
          </draw:line>
          <draw:line draw:style-name="gr3" draw:text-style-name="P1" draw:layer="layout" svg:x1="1.584cm" svg:y1="6.08cm" svg:x2="4.124cm" svg:y2="16.24cm">
            <text:p/>
          </draw:line>
          <draw:line draw:style-name="gr3" draw:text-style-name="P1" draw:layer="layout" svg:x1="1.711cm" svg:y1="6.08cm" svg:x2="4.251cm" svg:y2="16.24cm">
            <text:p/>
          </draw:line>
          <draw:line draw:style-name="gr3" draw:text-style-name="P1" draw:layer="layout" svg:x1="1.838cm" svg:y1="6.08cm" svg:x2="4.378cm" svg:y2="16.24cm">
            <text:p/>
          </draw:line>
          <draw:line draw:style-name="gr3" draw:text-style-name="P1" draw:layer="layout" svg:x1="1.965cm" svg:y1="6.08cm" svg:x2="4.505cm" svg:y2="16.24cm">
            <text:p/>
          </draw:line>
          <draw:line draw:style-name="gr3" draw:text-style-name="P1" draw:layer="layout" svg:x1="2.092cm" svg:y1="6.08cm" svg:x2="4.632cm" svg:y2="16.24cm">
            <text:p/>
          </draw:line>
          <draw:line draw:style-name="gr3" draw:text-style-name="P1" draw:layer="layout" svg:x1="2.219cm" svg:y1="6.08cm" svg:x2="4.759cm" svg:y2="16.24cm">
            <text:p/>
          </draw:line>
        </draw:g>
        <draw:polygon draw:style-name="gr4" draw:text-style-name="P3" draw:layer="layout" svg:width="1.269cm" svg:height="0.19cm" svg:x="3.54cm" svg:y="5.889cm" svg:viewBox="0 0 1270 191" draw:points="444,0 825,0 1270,127 1270,191 0,191 0,127">
          <text:p/>
        </draw:polygon>
        <draw:polygon draw:style-name="gr5" draw:text-style-name="P4" draw:layer="layout" svg:width="1.269cm" svg:height="0.19cm" svg:x="4.81cm" svg:y="5.89cm" svg:viewBox="0 0 1270 191" draw:points="444,0 825,0 1270,127 1270,191 0,191 0,127">
          <text:p/>
        </draw:polygon>
        <draw:polygon draw:style-name="gr5" draw:text-style-name="P4" draw:layer="layout" svg:width="1.269cm" svg:height="0.19cm" svg:x="6.08cm" svg:y="5.891cm" svg:viewBox="0 0 1270 191" draw:points="444,0 825,0 1270,127 1270,191 0,191 0,127">
          <text:p/>
        </draw:polygon>
        <draw:polygon draw:style-name="gr5" draw:text-style-name="P4" draw:layer="layout" svg:width="1.269cm" svg:height="0.19cm" svg:x="1cm" svg:y="5.889cm" svg:viewBox="0 0 1270 191" draw:points="444,0 825,0 1270,127 1270,191 0,191 0,127">
          <text:p/>
        </draw:polygon>
        <draw:polygon draw:style-name="gr5" draw:text-style-name="P4" draw:layer="layout" svg:width="1.269cm" svg:height="0.19cm" svg:x="2.27cm" svg:y="5.892cm" svg:viewBox="0 0 1270 191" draw:points="444,0 825,0 1270,127 1270,191 0,191 0,127">
          <text:p/>
        </draw:polygon>
        <draw:g>
          <draw:polygon draw:style-name="gr6" draw:text-style-name="P5" draw:layer="layout" svg:width="10.78cm" svg:height="1.232cm" draw:transform="rotate (1.32575209981489) translate (0.999333882172569cm 16.2398334241395cm)" svg:viewBox="0 0 10781 1233" draw:points="10781,1232 308,1233 0,1 10473,0">
            <text:p/>
          </draw:polygon>
          <draw:line draw:style-name="gr3" draw:text-style-name="P1" draw:layer="layout" svg:x1="4.734cm" svg:y1="6.08cm" svg:x2="2.194cm" svg:y2="16.24cm">
            <text:p/>
          </draw:line>
          <draw:line draw:style-name="gr3" draw:text-style-name="P1" draw:layer="layout" svg:x1="4.607cm" svg:y1="6.08cm" svg:x2="2.067cm" svg:y2="16.24cm">
            <text:p/>
          </draw:line>
          <draw:line draw:style-name="gr3" draw:text-style-name="P1" draw:layer="layout" svg:x1="4.48cm" svg:y1="6.08cm" svg:x2="1.94cm" svg:y2="16.24cm">
            <text:p/>
          </draw:line>
          <draw:line draw:style-name="gr3" draw:text-style-name="P1" draw:layer="layout" svg:x1="4.353cm" svg:y1="6.08cm" svg:x2="1.813cm" svg:y2="16.24cm">
            <text:p/>
          </draw:line>
          <draw:line draw:style-name="gr3" draw:text-style-name="P1" draw:layer="layout" svg:x1="4.226cm" svg:y1="6.08cm" svg:x2="1.686cm" svg:y2="16.24cm">
            <text:p/>
          </draw:line>
          <draw:line draw:style-name="gr3" draw:text-style-name="P1" draw:layer="layout" svg:x1="4.099cm" svg:y1="6.08cm" svg:x2="1.559cm" svg:y2="16.24cm">
            <text:p/>
          </draw:line>
          <draw:line draw:style-name="gr3" draw:text-style-name="P1" draw:layer="layout" svg:x1="3.972cm" svg:y1="6.08cm" svg:x2="1.432cm" svg:y2="16.24cm">
            <text:p/>
          </draw:line>
          <draw:line draw:style-name="gr3" draw:text-style-name="P1" draw:layer="layout" svg:x1="3.845cm" svg:y1="6.08cm" svg:x2="1.305cm" svg:y2="16.24cm">
            <text:p/>
          </draw:line>
          <draw:line draw:style-name="gr3" draw:text-style-name="P1" draw:layer="layout" svg:x1="3.718cm" svg:y1="6.08cm" svg:x2="1.178cm" svg:y2="16.24cm">
            <text:p/>
          </draw:line>
          <draw:line draw:style-name="gr3" draw:text-style-name="P1" draw:layer="layout" svg:x1="3.591cm" svg:y1="6.08cm" svg:x2="1.051cm" svg:y2="16.24cm">
            <text:p/>
          </draw:line>
        </draw:g>
        <draw:g>
          <draw:polygon draw:style-name="gr7" draw:text-style-name="P6" draw:layer="layout" svg:width="10.78cm" svg:height="1.232cm" draw:transform="rotate (-1.32575209981489) translate (4.73525492878619cm 5.78110300307501cm)" svg:viewBox="0 0 10781 1233" draw:points="0,1232 10473,1233 10781,1 308,0">
            <text:p/>
          </draw:polygon>
          <draw:line draw:style-name="gr8" draw:text-style-name="P1" draw:layer="layout" svg:x1="3.616cm" svg:y1="6.08cm" svg:x2="6.156cm" svg:y2="16.24cm">
            <text:p/>
          </draw:line>
          <draw:line draw:style-name="gr8" draw:text-style-name="P1" draw:layer="layout" svg:x1="3.743cm" svg:y1="6.08cm" svg:x2="6.283cm" svg:y2="16.24cm">
            <text:p/>
          </draw:line>
          <draw:line draw:style-name="gr8" draw:text-style-name="P1" draw:layer="layout" svg:x1="3.87cm" svg:y1="6.08cm" svg:x2="6.41cm" svg:y2="16.24cm">
            <text:p/>
          </draw:line>
          <draw:line draw:style-name="gr8" draw:text-style-name="P1" draw:layer="layout" svg:x1="3.997cm" svg:y1="6.08cm" svg:x2="6.537cm" svg:y2="16.24cm">
            <text:p/>
          </draw:line>
          <draw:line draw:style-name="gr9" draw:text-style-name="P1" draw:layer="layout" svg:x1="4.124cm" svg:y1="6.08cm" svg:x2="6.664cm" svg:y2="16.24cm">
            <text:p/>
          </draw:line>
          <draw:line draw:style-name="gr8" draw:text-style-name="P1" draw:layer="layout" svg:x1="4.251cm" svg:y1="6.08cm" svg:x2="6.791cm" svg:y2="16.24cm">
            <text:p/>
          </draw:line>
          <draw:line draw:style-name="gr8" draw:text-style-name="P1" draw:layer="layout" svg:x1="4.378cm" svg:y1="6.08cm" svg:x2="6.918cm" svg:y2="16.24cm">
            <text:p/>
          </draw:line>
          <draw:line draw:style-name="gr8" draw:text-style-name="P1" draw:layer="layout" svg:x1="4.505cm" svg:y1="6.08cm" svg:x2="7.045cm" svg:y2="16.24cm">
            <text:p/>
          </draw:line>
          <draw:line draw:style-name="gr8" draw:text-style-name="P1" draw:layer="layout" svg:x1="4.632cm" svg:y1="6.08cm" svg:x2="7.172cm" svg:y2="16.24cm">
            <text:p/>
          </draw:line>
          <draw:line draw:style-name="gr8" draw:text-style-name="P1" draw:layer="layout" svg:x1="4.759cm" svg:y1="6.08cm" svg:x2="7.299cm" svg:y2="16.24cm">
            <text:p/>
          </draw:line>
        </draw:g>
        <draw:path draw:style-name="gr10" draw:text-style-name="P7" draw:layer="layout" svg:width="1.538cm" svg:height="1.621cm" svg:x="3.969cm" svg:y="4.265cm" svg:viewBox="0 0 1539 1622" svg:d="M1158 1c181-3 278 1 381 0 0 317-254 543-381 734s-634 254-698 508-64 127-64 379c-132 0-396 0-396 0 0-252-1-189 79-379s317-317 571-508 499-483 508-734z">
          <text:p/>
        </draw:path>
        <draw:custom-shape draw:style-name="gr11" draw:text-style-name="P8" draw:layer="layout" svg:width="0.57cm" svg:height="0.086cm" svg:x="5.047cm" svg:y="1.3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69cm" svg:height="0.086cm" svg:x="6.088cm" svg:y="1.311cm">
          <text:p/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1.497cm" svg:height="0.184cm" draw:transform="skewX (0.00558505360638191) rotate (-1.31824718403132) translate (4.45117079209517cm 1.36239330164794cm)" svg:viewBox="0 0 1498 185" svg:d="M0 142c708 50 1434 105 1498-142">
          <text:p/>
        </draw:path>
        <draw:custom-shape draw:style-name="gr14" draw:text-style-name="P9" draw:layer="layout" svg:width="0.127cm" svg:height="0.128cm" svg:x="4.187cm" svg:y="1.2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127cm" svg:height="0.128cm" svg:x="7.408cm" svg:y="1.269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0" draw:layer="layout" svg:width="1.27cm" svg:height="0.19cm" svg:x="6.08cm" svg:y="16.24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" draw:layer="layout" svg:x1="6.143cm" svg:y1="16.303cm" svg:x2="7.35cm" svg:y2="16.303cm">
            <text:p/>
          </draw:line>
        </draw:g>
        <draw:path draw:style-name="gr17" draw:text-style-name="P1" draw:layer="layout" svg:width="15.262cm" svg:height="3.407cm" draw:transform="rotate (-1.5707963267949) translate (10.6875018855827cm 1.587cm)" svg:viewBox="0 0 15263 3408" svg:d="M0 3402c2540 0 8556-2668 10144-3112s4509-508 4890 762 220 2100 0 2286c-51 43-163 70-290 70">
          <text:p/>
        </draw:path>
        <draw:g>
          <draw:g>
            <draw:custom-shape draw:style-name="gr18" draw:text-style-name="P11" draw:layer="layout" svg:width="1.27cm" svg:height="0.19cm" svg:x="4.81cm" svg:y="16.24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1" draw:layer="layout" svg:x1="4.873cm" svg:y1="16.303cm" svg:x2="6.08cm" svg:y2="16.303cm">
              <text:p/>
            </draw:line>
          </draw:g>
          <draw:g>
            <draw:custom-shape draw:style-name="gr18" draw:text-style-name="P11" draw:layer="layout" svg:width="1.27cm" svg:height="0.19cm" svg:x="3.54cm" svg:y="16.24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1" draw:layer="layout" svg:x1="3.603cm" svg:y1="16.303cm" svg:x2="4.81cm" svg:y2="16.303cm">
              <text:p/>
            </draw:line>
          </draw:g>
          <draw:g>
            <draw:custom-shape draw:style-name="gr18" draw:text-style-name="P11" draw:layer="layout" svg:width="1.27cm" svg:height="0.19cm" svg:x="7.35cm" svg:y="16.24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1" draw:layer="layout" svg:x1="7.413cm" svg:y1="16.303cm" svg:x2="8.62cm" svg:y2="16.303cm">
              <text:p/>
            </draw:line>
          </draw:g>
          <draw:g>
            <draw:custom-shape draw:style-name="gr18" draw:text-style-name="P11" draw:layer="layout" svg:width="1.27cm" svg:height="0.19cm" svg:x="8.633cm" svg:y="16.24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1" draw:layer="layout" svg:x1="8.696cm" svg:y1="16.303cm" svg:x2="9.903cm" svg:y2="16.303cm">
              <text:p/>
            </draw:line>
          </draw:g>
        </draw:g>
        <draw:path draw:style-name="gr20" draw:text-style-name="P1" draw:layer="layout" svg:width="0.226cm" svg:height="0.145cm" draw:transform="rotate (-1.5707963267949) translate (6.173cm 16.33cm)" svg:viewBox="0 0 227 146" svg:d="M0 0c54 5 229 30 227 93s-227 52-227 52">
          <text:p/>
        </draw:path>
        <draw:path draw:style-name="gr21" draw:text-style-name="P1" draw:layer="layout" svg:width="0.226cm" svg:height="0.145cm" draw:transform="rotate (-1.5707963267949) translate (4.873cm 16.331cm)" svg:viewBox="0 0 227 146" svg:d="M0 0c54 5 229 30 227 93s-227 52-227 52">
          <text:p/>
        </draw:path>
        <draw:custom-shape draw:style-name="gr14" draw:text-style-name="P9" draw:layer="layout" svg:width="0.127cm" svg:height="0.128cm" svg:x="7.243cm" svg:y="1.269cm">
          <text:p/>
          <draw:enhanced-geometry svg:viewBox="0 0 21600 21600" draw:type="rectangle" draw:enhanced-path="M 0 0 L 21600 0 21600 21600 0 21600 0 0 Z N"/>
        </draw:custom-shape>
        <draw:path draw:style-name="gr22" draw:text-style-name="P1" draw:layer="layout" svg:width="15.046cm" svg:height="3.168cm" draw:transform="rotate (-1.5707963267949) translate (10.6458227534344cm 1.587cm)" svg:viewBox="0 0 15047 3169" svg:d="M0 3169c2540 0 8227-2563 10145-3022s4429 276 4698 596 201 590 183 907-71 476-282 430">
          <text:p/>
        </draw:path>
        <draw:custom-shape draw:style-name="gr23" draw:text-style-name="P7" draw:layer="layout" svg:width="3.708cm" svg:height="0.19cm" svg:x="3.994cm" svg:y="1.397cm">
          <text:p/>
          <draw:enhanced-geometry svg:viewBox="0 0 21600 21600" draw:type="rectangle" draw:enhanced-path="M 0 0 L 21600 0 21600 21600 0 21600 0 0 Z N"/>
        </draw:custom-shape>
        <draw:path draw:style-name="gr24" draw:text-style-name="P1" draw:layer="layout" svg:width="1.919cm" svg:height="1.027cm" draw:transform="rotate (1.47427961915961) translate (4.1263741855013cm 6.07784259265884cm)" svg:viewBox="0 0 1920 1028" svg:d="M0 2c40-6 129 5 193 9 343 41 379-18 586 153 208 171 334 476 504 589 170 114 637 275 637 275">
          <text:p/>
        </draw:path>
        <draw:g>
          <draw:polygon draw:style-name="gr25" draw:text-style-name="P10" draw:layer="layout" svg:width="2.044cm" svg:height="2.538cm" svg:x="4.826cm" svg:y="1.652cm" svg:viewBox="0 0 2045 2539" draw:points="0,0 0,2539 1023,2539 1023,1903 2045,1903 2045,0">
            <text:p/>
          </draw:polygon>
          <draw:line draw:style-name="gr26" draw:text-style-name="P1" draw:layer="layout" svg:x1="5.848cm" svg:y1="1.651cm" svg:x2="5.848cm" svg:y2="3.554cm">
            <text:p/>
          </draw:line>
          <draw:custom-shape draw:style-name="gr27" draw:text-style-name="P12" draw:layer="layout" svg:width="0.896cm" svg:height="0.148cm" svg:x="4.884cm" svg:y="4.11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6cm" svg:height="0.148cm" svg:x="5.924cm" svg:y="3.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6cm" svg:height="0.148cm" svg:x="5.924cm" svg:y="1.5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6cm" svg:height="0.148cm" svg:x="4.884cm" svg:y="1.575cm">
            <text:p/>
            <draw:enhanced-geometry svg:viewBox="0 0 21600 21600" draw:type="rectangle" draw:enhanced-path="M 0 0 L 21600 0 21600 21600 0 21600 0 0 Z N"/>
          </draw:custom-shape>
          <draw:polyline draw:style-name="gr28" draw:text-style-name="P1" draw:layer="layout" svg:width="0.51cm" svg:height="0.479cm" svg:x="4.825cm" svg:y="2.333cm" svg:viewBox="0 0 511 480" draw:points="0,480 511,480 511,80 256,80 256,206 384,206 384,334 129,334 129,0 511,0">
            <text:p/>
          </draw:polyline>
          <draw:line draw:style-name="gr29" draw:text-style-name="P1" draw:layer="layout" svg:x1="5.336cm" svg:y1="1.952cm" svg:x2="5.336cm" svg:y2="1.723cm">
            <text:p/>
          </draw:line>
          <draw:line draw:style-name="gr30" draw:text-style-name="P1" draw:layer="layout" svg:x1="5.208cm" svg:y1="1.952cm" svg:x2="5.464cm" svg:y2="1.952cm">
            <text:p/>
          </draw:line>
          <draw:polyline draw:style-name="gr31" draw:text-style-name="P1" draw:layer="layout" svg:width="0.235cm" svg:height="2.038cm" svg:x="5.336cm" svg:y="2.079cm" svg:viewBox="0 0 236 2039" draw:points="1,2039 1,1334 236,1334 236,254 0,254 0,0">
            <text:p/>
          </draw:polyline>
          <draw:line draw:style-name="gr30" draw:text-style-name="P1" draw:layer="layout" svg:x1="5.208cm" svg:y1="2.079cm" svg:x2="5.464cm" svg:y2="2.079cm">
            <text:p/>
          </draw:line>
        </draw:g>
        <draw:line draw:style-name="gr32" draw:text-style-name="P1" draw:layer="layout" svg:x1="5.337cm" svg:y1="1.311cm" svg:x2="5.337cm" svg:y2="1.723cm">
          <text:p/>
        </draw:line>
        <draw:line draw:style-name="gr32" draw:text-style-name="P1" draw:layer="layout" svg:x1="5.337cm" svg:y1="4.118cm" svg:x2="5.335cm" svg:y2="4.2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4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5:27:32.910148935</meta:creation-date>
    <dc:date>2019-01-17T14:54:11.026761073</dc:date>
    <meta:editing-duration>PT1H4M19S</meta:editing-duration>
    <meta:editing-cycles>9</meta:editing-cycles>
    <meta:generator>LibreOffice/6.1.3.2$Linux_X86_64 LibreOffice_project/10$Build-2</meta:generator>
    <meta:document-statistic meta:object-count="122"/>
  </office:meta>
</office:document-meta>
</file>